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9b42" officeooo:paragraph-rsid="00149b42"/>
    </style:style>
    <style:style style:name="P2" style:family="paragraph" style:parent-style-name="Preformatted_20_Text">
      <style:text-properties fo:font-weight="bold" officeooo:rsid="00149b42" officeooo:paragraph-rsid="00149b42" style:font-weight-asian="bold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10.707cm" style:type="center"/>
          <style:tab-stop style:position="13.568cm" style:type="center"/>
        </style:tab-stops>
      </style:paragraph-properties>
      <style:text-properties officeooo:rsid="00149b42" officeooo:paragraph-rsid="00149b4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limiter //</text:p>
      <text:p text:style-name="P1">create procedure b_return(in mid int, in b_no varchar (20),in INum int, in IDate date)</text:p>
      <text:p text:style-name="P1">Begin</text:p>
      <text:p text:style-name="P1"/>
      <text:p text:style-name="P1"><text:s/>declare tot int ;</text:p>
      <text:p text:style-name="P1"><text:s/>declare num int ;</text:p>
      <text:p text:style-name="P1"/>
      <text:p text:style-name="P2"><text:s/>declare continue handler for not found select "cannot find record" as errmsg; </text:p>
      <text:p text:style-name="P2"/>
      <text:p text:style-name="P1"><text:s/>select <text:span text:style-name="T1">datediff(sysdate(),IDate)</text:span> into num from issue where m_id=mid and b_id=b_no and i_num=INum;</text:p>
      <text:p text:style-name="P1"/>
      <text:p text:style-name="P1">/*All are inbuilt functions*/</text:p>
      <text:p text:style-name="P1"/>
      <text:p text:style-name="P1">if num &lt; 15 then </text:p>
      <text:p text:style-name="P1"><text:s text:c="4"/><text:span text:style-name="T1">set @tot=0;</text:span></text:p>
      <text:p text:style-name="P1">end if;</text:p>
      <text:p text:style-name="P1"/>
      <text:p text:style-name="P1">if num &gt; 15 and num &lt; 30 then </text:p>
      <text:p text:style-name="P1"><text:s text:c="4"/>set @tot=num*5;</text:p>
      <text:p text:style-name="P1">end if;</text:p>
      <text:p text:style-name="P1"/>
      <text:p text:style-name="P1">if num &gt;= 30 then </text:p>
      <text:p text:style-name="P1"><text:s text:c="4"/>set @tot=num*50;</text:p>
      <text:p text:style-name="P1">end if;</text:p>
      <text:p text:style-name="P1"/>
      <text:p text:style-name="P1">update issue set <text:span text:style-name="T1">fine = @tot</text:span> where m_id=mid and b_id=b_no and i_date=IDate;</text:p>
      <text:p text:style-name="P1"/>
      <text:p text:style-name="P1">update issue set r_date=sysdate() where m_id=mid and b_id=b_no and i_date =IDate;</text:p>
      <text:p text:style-name="P1"/>
      <text:p text:style-name="P1">update books set status="R" where b_id=b_no;</text:p>
      <text:p text:style-name="P1">update issue set status="R" where b_id=b_no and m_id=mid and i_date=IDate;</text:p>
      <text:p text:style-name="P1"/>
      <text:p text:style-name="P1">end //</text:p>
      <text:p text:style-name="P1">delimiter ;</text:p>
      <text:p text:style-name="P1"/>
      <text:p text:style-name="P1"/>
      <text:p text:style-name="P1"/>
      <text:p text:style-name="P1"/>
      <text:p text:style-name="P1">/**</text:p>
      <text:p text:style-name="P1"/>
      <text:p text:style-name="P1">mysql&gt; delimiter //</text:p>
      <text:p text:style-name="P1">mysql&gt; create procedure b_return(in mid int, in b_no varchar (20),in INum int, in IDate date)</text:p>
      <text:p text:style-name="P1"><text:s text:c="4"/>-&gt; Begin</text:p>
      <text:p text:style-name="P1"><text:s text:c="4"/>-&gt; <text:s/>declare tot int ;</text:p>
      <text:p text:style-name="P1"><text:s text:c="4"/>-&gt; <text:s/>declare num int ;</text:p>
      <text:p text:style-name="P1"><text:s text:c="4"/>-&gt; <text:s/>declare continue handler for not found select "cannot find record" as errmsg; </text:p>
      <text:p text:style-name="P1"><text:s text:c="4"/>-&gt; <text:s/>select datediff(sysdate(),IDate) into num from issue where m_id=mid and b_id=b_no and i_num=INum;</text:p>
      <text:p text:style-name="P1"><text:s text:c="4"/>-&gt; /*All are inbuilt functions*/</text:p>
      <text:p text:style-name="P1"><text:s text:c="4"/>-&gt; </text:p>
      <text:p text:style-name="P1"><text:s text:c="4"/>-&gt; if num &lt; 15 then </text:p>
      <text:p text:style-name="P1"><text:s text:c="4"/>-&gt; <text:s text:c="4"/>set @tot=0;</text:p>
      <text:p text:style-name="P1"><text:s text:c="4"/>-&gt; end if;</text:p>
      <text:p text:style-name="P1"><text:s text:c="4"/>-&gt; </text:p>
      <text:p text:style-name="P1"><text:s text:c="4"/>-&gt; if num &gt; 15 and num &lt; 30 then </text:p>
      <text:p text:style-name="P1"><text:s text:c="4"/>-&gt; <text:s text:c="4"/>set @tot=num +5;</text:p>
      <text:p text:style-name="P1"><text:s text:c="4"/>-&gt; end if;</text:p>
      <text:p text:style-name="P1"><text:s text:c="4"/>-&gt; </text:p>
      <text:p text:style-name="P1"><text:s text:c="4"/>-&gt; if num &gt;= 30 then </text:p>
      <text:p text:style-name="P1"><text:s text:c="4"/>-&gt; <text:s text:c="4"/>set @tot=num*50;</text:p>
      <text:p text:style-name="P1"><text:s text:c="4"/>-&gt; end if;</text:p>
      <text:p text:style-name="P1"><text:s text:c="4"/>-&gt; </text:p>
      <text:p text:style-name="P1"><text:s text:c="4"/>-&gt; update issue set fine = @tot where m_id=mid and b_id=b_no and i_date=IDate;</text:p>
      <text:p text:style-name="P1"><text:s text:c="4"/>-&gt; </text:p>
      <text:p text:style-name="P1"><text:s text:c="4"/>-&gt; update issue set r_date=sysdate() where m_id=mid and b_id=b_no and i_date =IDate;</text:p>
      <text:p text:style-name="P1"><text:s text:c="4"/>-&gt; </text:p>
      <text:p text:style-name="P1"><text:s text:c="4"/>-&gt; update books set status="R" where b_id=b_no;</text:p>
      <text:p text:style-name="P1"><text:s text:c="4"/>-&gt; update issue set status="R" where b_id=b_no and m_id=mid and i_date=IDate;</text:p>
      <text:p text:style-name="P1"><text:s text:c="4"/>-&gt; </text:p>
      <text:p text:style-name="P1"><text:s text:c="4"/>-&gt; end //</text:p>
      <text:p text:style-name="P1">Query OK, 0 rows affected (0.00 sec)</text:p>
      <text:p text:style-name="P1"/>
      <text:p text:style-name="P1">mysql&gt; call b_return(4,1005,10209,"2017/07/01");</text:p>
      <text:p text:style-name="P1">Query OK, 1 row affected (0.08 sec)</text:p>
      <text:p text:style-name="P1"/>
      <text:p text:style-name="P1">mysql&gt; select * from <text:s/>issue;</text:p>
      <text:p text:style-name="P1">+------+------+------------+------------+------+-------+--------+</text:p>
      <text:p text:style-name="P1">| m_id | b_id | i_date <text:s text:c="4"/>| r_date <text:s text:c="4"/>| fine | i_num | status |</text:p>
      <text:p text:style-name="P1">+------+------+------------+------------+------+-------+--------+</text:p>
      <text:p text:style-name="P1">| <text:s text:c="3"/>1 | 1000 | 2017-07-01 | 2017-07-19 | <text:s text:c="2"/>23 | <text:s text:c="3"/>21 | N <text:s text:c="5"/>|</text:p>
      <text:p text:style-name="P1">| <text:s text:c="3"/>1 | 1000 | 2017-03-14 | 2017-07-19 | 6350 | <text:s text:c="3"/>22 | R <text:s text:c="5"/>|</text:p>
      <text:p text:style-name="P1">| <text:s text:c="3"/>1 | 1201 | 2017-07-01 | 2017-07-15 | <text:s text:c="3"/>0 | <text:s text:c="2"/>212 | N <text:s text:c="5"/>|</text:p>
      <text:p text:style-name="P1">| <text:s text:c="3"/>2 | 1001 | 2017-07-01 | 2017-07-16 | <text:s text:c="3"/>5 | <text:s/>1109 | N <text:s text:c="5"/>|</text:p>
      <text:p text:style-name="P1">| <text:s text:c="3"/>2 | 1002 | 2017-07-01 | 2017-07-25 | <text:s text:c="2"/>50 | <text:s/>2109 | N <text:s text:c="5"/>|</text:p>
      <text:p text:style-name="P1">| <text:s text:c="3"/>2 | 1003 | 2017-07-01 | 2017-07-25 | <text:s text:c="2"/>50 | 21093 | N <text:s text:c="5"/>|</text:p>
      <text:p text:style-name="P1">| <text:s text:c="3"/>4 | 1005 | 2017-07-01 | 2017-07-19 | <text:s text:c="2"/>23 | 10209 | R <text:s text:c="5"/>|</text:p>
      <text:p text:style-name="P1">| <text:s text:c="3"/>6 | 1004 | 2017-07-13 | 2017-07-30 | <text:s text:c="2"/>10 | <text:s/>1009 | N <text:s text:c="5"/>|</text:p>
      <text:p text:style-name="P1">+------+------+------------+------------+------+-------+--------+</text:p>
      <text:p text:style-name="P1">8 rows in set (0.00 sec)</text:p>
      <text:p text:style-name="P1"/>
      <text:p text:style-name="P1"/>
      <text:p text:style-name="P1"/>
      <text:p text:style-name="P1">Query OK, 1 row affected (0.08 sec)</text:p>
      <text:p text:style-name="P1"/>
      <text:p text:style-name="P1">mysql&gt; call b_return(10,1015,10201,"2017/07/00");</text:p>
      <text:p text:style-name="P1">+--------------------+</text:p>
      <text:p text:style-name="P1">| errmsg <text:s text:c="12"/>|</text:p>
      <text:p text:style-name="P1">+--------------------+</text:p>
      <text:p text:style-name="P1">| cannot find record |</text:p>
      <text:p text:style-name="P1">+--------------------+</text:p>
      <text:p text:style-name="P1">1 row in set (0.00 sec)</text:p>
      <text:p text:style-name="P1"/>
      <text:p text:style-name="P1">Query OK, 0 rows affected (0.00 sec)</text:p>
      <text:p text:style-name="P1"/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7:08:28.390620758</dc:date>
    <meta:editing-duration>PT50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0" meta:word-count="508" meta:character-count="2954" meta:non-whitespace-character-count="2283"/>
  </office:meta>
</office:document-meta>
</file>